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EAUVIA ORGANIC</text:p>
      <text:p text:style-name="Standard">to nowa, druga generacja wypełniaczy na bazie kwasu hialuronowego</text:p>
      <text:p text:style-name="Standard">Neauvia <text:s/>to kwas hialuronowy wytwarzany w procesie fermentacji niepatogennych szczepów bakterii Bacillus subtilis. W celu osiąnięcia wysokiego stopnia czystości <text:s/>w procesie wytwrzanai Neauvia wykorzystuje się również minimalne ilości nośników, pozbawionych surowców pochodzenia zwierzęcego , co minimalizuje ryzyko wystąpienia działań niepożadanych. </text:p>
      <text:p text:style-name="Standard">Efekt Neuvia widoczny jest od razu po zabiegu.</text:p>
      <text:p text:style-name="Standard"/>
      <text:p text:style-name="Standard">WSKAZANIA:</text:p>
      <text:p text:style-name="Standard">-owal twarzy, kości jarzmowe-VOLUMETRIA</text:p>
      <text:p text:style-name="Standard">-odbudowa dużych ubytków objętości</text:p>
      <text:p text:style-name="Standard">-bruzdy nosowo-wargowej</text:p>
      <text:p text:style-name="Standard">-odwodnione, wąskie usta</text:p>
      <text:p text:style-name="Standard">-sucha skóra</text:p>
      <text:p text:style-name="Standard">-linie marionetki</text:p>
      <text:p text:style-name="Standard"/>
      <text:p text:style-name="Standard">PRZECIWSKAZANIA -jak klasyczne wypełniacz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05T17:34:38</meta:creation-date>
    <meta:document-statistic meta:table-count="0" meta:image-count="0" meta:object-count="0" meta:page-count="1" meta:paragraph-count="12" meta:word-count="81" meta:character-count="677"/>
    <dc:date>2017-11-05T17:41:53</dc:date>
    <meta:editing-duration>PT7M15S</meta:editing-duration>
    <meta:editing-cycles>1</meta:editing-cycles>
    <meta:generator>OpenOffice/4.1.2$Unix OpenOffice.org_project/412m3$Build-9782</meta:generator>
  </office:meta>
</office:document-meta>
</file>